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float" office:value="2400000" calcext:value-type="float">
            <text:p>2400000</text:p>
          </table:table-cell>
          <table:table-cell office:value-type="string" calcext:value-type="string">
            <text:p>H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ost</text:p>
          </table:table-cell>
          <table:table-cell table:number-columns-repeated="11"/>
          <table:table-cell office:value-type="float" office:value="6850" calcext:value-type="float">
            <text:p>68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 neu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4*dA</text:p>
          </table:table-cell>
        </table:table-row>
        <table:table-row table:style-name="ro1">
          <table:table-cell office:value-type="string" calcext:value-type="string">
            <text:p>L / uH</text:p>
          </table:table-cell>
          <table:table-cell office:value-type="string" calcext:value-type="string">
            <text:p>Vin / V</text:p>
          </table:table-cell>
          <table:table-cell office:value-type="string" calcext:value-type="string">
            <text:p>Vout / 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out / A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Ipeak,1 / A</text:p>
          </table:table-cell>
          <table:table-cell office:value-type="string" calcext:value-type="string">
            <text:p>Ipeak,2 / A</text:p>
          </table:table-cell>
          <table:table-cell office:value-type="string" calcext:value-type="string">
            <text:p>Ipeak / A</text:p>
          </table:table-cell>
          <table:table-cell office:value-type="string" calcext:value-type="string">
            <text:p>f_RHPZ / Hz</text:p>
          </table:table-cell>
          <table:table-cell table:number-columns-repeated="2"/>
          <table:table-cell office:value-type="float" office:value="-6070" calcext:value-type="float">
            <text:p>-607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formula="of:=([.N3]^2-[.O3]^2)*PI()/4" office:value-type="float" office:value="3.33794219443916" calcext:value-type="float">
            <text:p>3.33794219443916</text:p>
          </table:table-cell>
          <table:table-cell table:formula="of:=[.P3]*4" office:value-type="float" office:value="13.3517687777566" calcext:value-type="float">
            <text:p>13.3517687777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table:style-name="ce1" table:formula="of:=([.C4]-[.B4])/[.C4]" office:value-type="float" office:value="0.34" calcext:value-type="float">
            <text:p>0.34</text:p>
          </table:table-cell>
          <table:table-cell office:value-type="float" office:value="1.31" calcext:value-type="float">
            <text:p>1.31</text:p>
          </table:table-cell>
          <table:table-cell office:value-type="float" office:value="0.8" calcext:value-type="float">
            <text:p>0.8</text:p>
          </table:table-cell>
          <table:table-cell table:style-name="ce1" table:formula="of:=[.E4]/([.F4]*(1-[.D4]))" office:value-type="float" office:value="2.48106060606061" calcext:value-type="float">
            <text:p>2.48</text:p>
          </table:table-cell>
          <table:table-cell table:formula="of:=[.B4]*[.D4]/(2*[.$B$1]*[.A4]/1000000)" office:value-type="float" office:value="0.23375" calcext:value-type="float">
            <text:p>0.23375</text:p>
          </table:table-cell>
          <table:table-cell table:style-name="ce1" table:formula="of:=[.G4]+[.H4]" office:value-type="float" office:value="2.71481060606061" calcext:value-type="float">
            <text:p>2.71</text:p>
          </table:table-cell>
          <table:table-cell table:style-name="ce2" table:formula="of:=(1-[.D4])^2*[.C4]/(2*PI()*[.E4]*[.A4]/1000000)" office:value-type="float" office:value="264610.279430647" calcext:value-type="float">
            <text:p>264610</text:p>
          </table:table-cell>
          <table:table-cell table:number-columns-repeated="2"/>
          <table:table-cell table:formula="of:=([.M3]+[.M2])/130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table:style-name="ce1" table:formula="of:=([.C5]-[.B5])/[.C5]" office:value-type="float" office:value="0.34" calcext:value-type="float">
            <text:p>0.34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style-name="ce1" table:formula="of:=[.E5]/([.F5]*(1-[.D5]))" office:value-type="float" office:value="1.26262626262626" calcext:value-type="float">
            <text:p>1.26</text:p>
          </table:table-cell>
          <table:table-cell table:style-name="ce1" table:formula="of:=[.B5]*[.D5]/(2*[.$B$1]*[.A5]/1000000)" office:value-type="float" office:value="0.194791666666667" calcext:value-type="float">
            <text:p>0.19</text:p>
          </table:table-cell>
          <table:table-cell table:style-name="ce1" table:formula="of:=[.G5]+[.H5]" office:value-type="float" office:value="1.45741792929293" calcext:value-type="float">
            <text:p>1.46</text:p>
          </table:table-cell>
          <table:table-cell table:style-name="ce2" table:formula="of:=(1-[.D5])^2*[.C5]/(2*PI()*[.E5]*[.A5]/1000000)" office:value-type="float" office:value="192577.481141193" calcext:value-type="float">
            <text:p>19257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consumer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vt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achine nano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cam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runcam split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raten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gate dr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schätzt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Pso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rat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21:08:08.992251765</meta:creation-date>
    <dc:date>2020-11-19T21:19:50.584156279</dc:date>
    <meta:editing-duration>P6DT11H50M17S</meta:editing-duration>
    <meta:editing-cycles>1</meta:editing-cycles>
    <meta:document-statistic meta:table-count="1" meta:cell-count="62" meta:object-count="0"/>
    <meta:generator>LibreOffice/6.0.7.3$Linux_X86_64 LibreOffice_project/00m0$Build-3</meta:generator>
  </office:meta>
</office:document-meta>
</file>